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 style:list-style-name="L1"/>
    <style:style style:name="P3" style:family="paragraph" style:parent-style-name="Signature" style:list-style-name="L1"/>
    <style:style style:name="T1" style:family="text">
      <style:text-properties officeooo:rsid="0017a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007" text:continue-numbering="true">
        <text:list-item a="1">
          <text:list b="2">
            <text:list-item c="2">
              <text:p>a: 1.</text:p>
              <text:p text:style-name="P3">b: 2.</text:p>
              <text:p>c: 3.</text:p>
            </text:list-item>
          </text:list>
        </text:list-item>
      </text:list>
      <text:list xml:id="list32665384" text:style-name="L1">
        <text:list-item>
          <text:p text:style-name="P1">
						<text:span text:style-name="T1">Line1</text:span>
					</text:p>
          <text:h text:style-name="P2" text:outline-level="1">
						<text:span text:style-name="T1">Line2 - first list item</text:span>
					</text:h>
        </text:list-item>
        <text:list-item>
          <text:p text:style-name="P3">
						<text:span text:style-name="T1">Line3</text:span>
					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1:41.71</meta:creation-date>
    <dc:date>2013-01-31T12:53:35.48</dc:date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34" meta:non-whitespace-character-count="30"/>
    <meta:generator>LibreOffice/3.6$Windows_x86 LibreOffice_project/2ef5aff-a6fb0ff-166bdff-cf087ad-0f1389</meta:generator>
  </office:meta>
</office:document-meta>
</file>